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365308" officeooo:paragraph-rsid="04365308" style:font-weight-asian="normal" style:font-weight-complex="normal"/>
    </style:style>
    <style:style style:name="P5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6" style:family="paragraph" style:parent-style-name="Text_20_body">
      <style:text-properties fo:font-weight="normal" officeooo:rsid="0458fbdb" officeooo:paragraph-rsid="044d0926" style:font-weight-asian="normal" style:font-weight-complex="normal"/>
    </style:style>
    <style:style style:name="P7" style:family="paragraph" style:parent-style-name="Text_20_body">
      <style:text-properties fo:font-weight="normal" officeooo:rsid="04af455e" officeooo:paragraph-rsid="04af455e" style:font-weight-asian="normal" style:font-weight-complex="normal"/>
    </style:style>
    <style:style style:name="P8" style:family="paragraph" style:parent-style-name="Text_20_body">
      <style:text-properties fo:font-weight="normal" officeooo:rsid="04b1bb32" officeooo:paragraph-rsid="04b1bb32" style:font-weight-asian="normal" style:font-weight-complex="normal"/>
    </style:style>
    <style:style style:name="P9" style:family="paragraph" style:parent-style-name="Text_20_body">
      <style:text-properties officeooo:rsid="046d2092" officeooo:paragraph-rsid="046d2092"/>
    </style:style>
    <style:style style:name="P10" style:family="paragraph" style:parent-style-name="Text_20_body">
      <style:text-properties officeooo:rsid="044d0926" officeooo:paragraph-rsid="044d0926"/>
    </style:style>
    <style:style style:name="P11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12" style:family="paragraph" style:parent-style-name="Text_20_body">
      <style:text-properties officeooo:rsid="049a5554" officeooo:paragraph-rsid="049a5554"/>
    </style:style>
    <style:style style:name="P13" style:family="paragraph" style:parent-style-name="Text_20_body">
      <style:text-properties officeooo:rsid="0430122d" officeooo:paragraph-rsid="049fbd81"/>
    </style:style>
    <style:style style:name="P14" style:family="paragraph" style:parent-style-name="Text_20_body">
      <style:text-properties officeooo:rsid="0430122d" officeooo:paragraph-rsid="04a22f23"/>
    </style:style>
    <style:style style:name="P15" style:family="paragraph" style:parent-style-name="Text_20_body">
      <style:text-properties officeooo:paragraph-rsid="04a55a68"/>
    </style:style>
    <style:style style:name="P16" style:family="paragraph" style:parent-style-name="Text_20_body">
      <style:text-properties officeooo:rsid="04af455e" officeooo:paragraph-rsid="04af455e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P21" style:family="paragraph" style:parent-style-name="Heading_20_2">
      <style:text-properties fo:font-weight="normal" officeooo:rsid="04a8f102" officeooo:paragraph-rsid="04a8f102" style:font-weight-asian="normal" style:font-weight-complex="normal"/>
    </style:style>
    <style:style style:name="P22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3" style:family="paragraph" style:parent-style-name="Heading_20_2">
      <style:text-properties fo:font-weight="normal" officeooo:paragraph-rsid="04b1bb32" style:font-weight-asian="normal" style:font-weight-complex="normal"/>
    </style:style>
    <style:style style:name="P24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1" style:family="paragraph" style:parent-style-name="Text_20_body" style:list-style-name="L2">
      <style:text-properties officeooo:rsid="046d2092" officeooo:paragraph-rsid="046d2092"/>
    </style:style>
    <style:style style:name="P32" style:family="paragraph" style:parent-style-name="Text_20_body" style:list-style-name="L3">
      <style:text-properties officeooo:rsid="049a5554" officeooo:paragraph-rsid="049a5554"/>
    </style:style>
    <style:style style:name="P33" style:family="paragraph" style:parent-style-name="Text_20_body" style:list-style-name="L4">
      <style:text-properties officeooo:paragraph-rsid="042a8d29"/>
    </style:style>
    <style:style style:name="P34" style:family="paragraph" style:parent-style-name="Text_20_body" style:list-style-name="L4">
      <style:text-properties officeooo:rsid="04365308" officeooo:paragraph-rsid="04365308"/>
    </style:style>
    <style:style style:name="P35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8ce584" style:font-weight-asian="normal" style:font-weight-complex="normal"/>
    </style:style>
    <style:style style:name="T27" style:family="text">
      <style:text-properties fo:font-weight="normal" officeooo:rsid="049a5554" style:font-weight-asian="normal" style:font-weight-complex="normal"/>
    </style:style>
    <style:style style:name="T28" style:family="text">
      <style:text-properties fo:font-weight="normal" officeooo:rsid="049b14ac" style:font-weight-asian="normal" style:font-weight-complex="normal"/>
    </style:style>
    <style:style style:name="T29" style:family="text">
      <style:text-properties fo:font-weight="normal" officeooo:rsid="049dbeb8" style:font-weight-asian="normal" style:font-weight-complex="normal"/>
    </style:style>
    <style:style style:name="T30" style:family="text">
      <style:text-properties fo:font-weight="normal" officeooo:rsid="04a28cd0" style:font-weight-asian="normal" style:font-weight-complex="normal"/>
    </style:style>
    <style:style style:name="T31" style:family="text">
      <style:text-properties fo:font-weight="normal" officeooo:rsid="04a55a68" style:font-weight-asian="normal" style:font-weight-complex="normal"/>
    </style:style>
    <style:style style:name="T32" style:family="text">
      <style:text-properties fo:font-weight="normal" officeooo:rsid="04a66c9f" style:font-weight-asian="normal" style:font-weight-complex="normal"/>
    </style:style>
    <style:style style:name="T33" style:family="text">
      <style:text-properties fo:font-weight="normal" officeooo:rsid="04b4768b" style:font-weight-asian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43e3775" style:font-weight-asian="bold" style:font-weight-complex="bold"/>
    </style:style>
    <style:style style:name="T36" style:family="text">
      <style:text-properties officeooo:rsid="049a1700"/>
    </style:style>
    <style:style style:name="T37" style:family="text">
      <style:text-properties officeooo:rsid="049dbeb8"/>
    </style:style>
    <style:style style:name="T38" style:family="text">
      <style:text-properties officeooo:rsid="049f4ec3"/>
    </style:style>
    <style:style style:name="T39" style:family="text">
      <style:text-properties officeooo:rsid="04a0e112"/>
    </style:style>
    <style:style style:name="T40" style:family="text">
      <style:text-properties officeooo:rsid="04b1bb32"/>
    </style:style>
    <style:style style:name="T41" style:family="text">
      <style:text-properties officeooo:rsid="0439377d"/>
    </style:style>
    <style:style style:name="T42" style:family="text">
      <style:text-properties officeooo:rsid="04b24dd1"/>
    </style:style>
    <style:style style:name="T43" style:family="text">
      <style:text-properties officeooo:rsid="04b2a5e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1">מטלה</text:span><text:span text:style-name="T33">:</text:span><text:span text:style-name="T1"> </text:span><text:span text:style-name="T21">עץ בינארי</text:span><text:span text:style-name="T33">, מחלקות, בניה ופירוק</text:span></text:h>
      <text:p text:style-name="P15"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לפי 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 </text:span><text:span text:style-name="T24"><text:s/></text:span></text:p>
      <text:p text:style-name="Heading_20_2"><text:span text:style-name="T24">פ</text:span><text:span text:style-name="T1">עולות</text:span></text:p>
      <text:p text:style-name="P5">המחלקה צריכה לאפשר את הפעולות הבאות:</text:p>
      <text:list xml:id="list3740832745" text:style-name="L1">
        <text:list-item>
          <text:p text:style-name="P25">insert - מקבלת כקלט מספר i ומכניסה את i לעץ במקום המתאים.</text:p>
        </text:list-item>
        <text:list-item>
          <text:p text:style-name="P25">remove - מקבלת כקלט מספר i ומסירה את i מהעץ.</text:p>
        </text:list-item>
        <text:list-item>
          <text:p text:style-name="P25">size - מחזירה את מספר המספרים בעץ.</text:p>
        </text:list-item>
        <text:list-item>
          <text:p text:style-name="P26">contains - מקבלת כקלט מספר i ומחזירה "אמת" אם <text:s/>ורק אם i נמצא בעץ.</text:p>
        </text:list-item>
        <text:list-item>
          <text:p text:style-name="P27">root - מחזירה את המספר הנמצא בשורש העץ.</text:p>
        </text:list-item>
        <text:list-item>
          <text:p text:style-name="P25">parent - מקבלת כקלט מספר i ומחזירה את המספר שנמצא מעל i בעץ.</text:p>
        </text:list-item>
        <text:list-item>
          <text:p text:style-name="P25">left - מקבלת כקלט מספר i ומחזירה את המספר שהוא הבן השמאלי של i בעץ.</text:p>
        </text:list-item>
        <text:list-item>
          <text:p text:style-name="P25">right - מקבלת כקלט מספר i ומחזירה את המספר שהוא הבן הימני של i בעץ<text:span text:style-name="T39">.</text:span></text:p>
        </text:list-item>
        <text:list-item>
          <text:p text:style-name="P28">print - הדפסת העץ, לצורך <text:span text:style-name="T36">הצגה ו</text:span>ניפוי שגיאות. פורמט ההדפסה - לשיקולכם.</text:p>
        </text:list-item>
      </text:list>
      <text:p text:style-name="P9"><text:span text:style-name="T1">יש לזרוק חריגות </text:span><text:span text:style-name="T25">במקרים הבאים</text:span><text:span text:style-name="T1">:</text:span></text:p>
      <text:list xml:id="list1498803610" text:style-name="L2">
        <text:list-item>
          <text:p text:style-name="P29">insert - כשמנסים להכניס מספר שכבר נמצא בעץ.</text:p>
        </text:list-item>
        <text:list-item>
          <text:p text:style-name="P29"><text:span text:style-name="T38">remove</text:span> - כשמנסים למחוק מספר שלא נמצא בעץ.</text:p>
        </text:list-item>
        <text:list-item>
          <text:p text:style-name="P31"><text:span text:style-name="T25">ב</text:span><text:span text:style-name="T1">שאר הפקודות </text:span><text:span text:style-name="T20">- לזרוק חריגה בכל מצב שנראה לכם חריג</text:span><text:span text:style-name="T27">.</text:span></text:p>
        </text:list-item>
      </text:list>
      <text:p text:style-name="P22">קבצים</text:p>
      <text:p text:style-name="P12"><text:span text:style-name="T1">בנוסף </text:span><text:span text:style-name="T32">לקבצים של הפתרון</text:span><text:span text:style-name="T1">, יש </text:span><text:span text:style-name="T31">להכין </text:span><text:span text:style-name="T1">קובץ בשם TreeTest.cpp הכולל בדיקות-יחידה מפורטות.</text:span></text:p>
      <text:p text:style-name="P12"><text:span text:style-name="T2">מ</text:span><text:span text:style-name="T1">צורפים לתרגיל זה הקבצים:</text:span></text:p>
      <text:list xml:id="list3542557863" text:style-name="L3">
        <text:list-item>
          <text:p text:style-name="P32"><text:span text:style-name="T1">TreeDemo.cpp - תוכנית ראשית לדוגמה</text:span><text:span text:style-name="T30">.</text:span></text:p>
        </text:list-item>
        <text:list-item>
          <text:p text:style-name="P32"><text:span text:style-name="T1">TreeTest.cpp - תוכנית ראשית הכוללת בדיקות-יחידה לדוגמה</text:span><text:span text:style-name="T28">; המשימה שלכם היא להרחיב את הקובץ הזה כך שיכלול בדיקות-יחידה מפורטות למצבים שונים.</text:span></text:p>
        </text:list-item>
      </text:list>
      <text:p text:style-name="Heading_20_2">הגשה</text:p>
      <text:p text:style-name="P14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11"><text:soft-page-break/></text:p>
      <text:p text:style-name="P20">בדיקה אוטומטית</text:p>
      <text:p text:style-name="P13"><text:span text:style-name="T1">אנחנו </text:span><text:span text:style-name="T16">נבצע את הפקודות הבאות ממחשב עם לינוקס:</text:span></text:p>
      <text:p text:style-name="P18">1. <text:s/>git clone &lt;הקישור שלכם&gt;</text:p>
      <text:p text:style-name="P19">2. נעתיק לתוך התיקיה שלכם תוכנית <text:span text:style-name="T37">TreeTest.cpp</text:span> משלנו, הכוללת בדיקות אוטומטיות נוספות וחישוב ציון.</text:p>
      <text:p text:style-name="P17"><text:span text:style-name="T1">3. <text:s/></text:span><text:span text:style-name="T7">clang++-5.0 -std=c++17 </text:span><text:span text:style-name="T29">TreeTest</text:span><text:span text:style-name="T7">.cpp</text:span><text:span text:style-name="T26"> Tree.cpp</text:span></text:p>
      <text:p text:style-name="P17"><text:span text:style-name="T7">4</text:span><text:span text:style-name="T1">. <text:s/></text:span><text:span text:style-name="T17">./a.out</text:span></text:p>
      <text:p text:style-name="P10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text:span text:style-name="T11"> אם אין לכם clang תשתמשו ב-</text:span><text:span text:style-name="T13">++g</text:span><text:span text:style-name="T11"> במקום.</text:span></text:p>
      <text:p text:style-name="P6"/>
      <text:p text:style-name="P21">תיכנון הזמן</text:p>
      <text:p text:style-name="P7">יש להגיש את הפתרון בשני שלבים.</text:p>
      <text:p text:style-name="P16"><text:span text:style-name="T34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7">במקביל, יש להגיש קובץ TreeTest.cpp הכולל בדיקות-יחידה מקיפות ומפורטות משלכם. בשלב זה כמובן חלק גדול מהבדיקות שלכם לא יעברו.</text:p>
      <text:p text:style-name="P16"><text:span text:style-name="T34">שלב ב</text:span><text:span text:style-name="T1"> - שבועיים לאחר פירסום המטלה, יש להגיש פתרון מלא, המקבל ציון של 100 בבדיקות האוטומטיות שלנו.</text:span></text:p>
      <text:p text:style-name="P23">בדיקה <text:span text:style-name="T40">בתירגולים</text:span></text:p>
      <text:p text:style-name="P8">בתירגולים תתבקשו להציג תוכנית-דוגמה היוצרת עץ <text:span text:style-name="T42">בינארי </text:span>ומדפיסה אותו<text:span text:style-name="T43"> (בעזרת print שכתבתם)</text:span>. בנוסף תתבקשו להסביר על הקוד שלכם ולהראות שהוא מקיים <text:span text:style-name="T41">כללים בסיסיים של הנדסת תוכנה</text:span>:<text:span text:style-name="T41"> חלוקה לקבצים, תיעוד, שמות משמעותיים למשתנים, בדיקות תקינות ומניעת דליפת-זיכרון.</text:span></text:p>
      <text:p text:style-name="P24">דגשים</text:p>
      <text:list xml:id="list992773750" text:style-name="L4">
        <text:list-item>
          <text:p text:style-name="P33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35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1:05:30.570192888</dc:date>
    <meta:editing-duration>P8DT1H6M58S</meta:editing-duration>
    <meta:editing-cycles>1104</meta:editing-cycles>
    <meta:document-statistic meta:table-count="0" meta:image-count="0" meta:object-count="0" meta:page-count="2" meta:paragraph-count="45" meta:word-count="502" meta:character-count="2811" meta:non-whitespace-character-count="2357"/>
  </office:meta>
</office:document-meta>
</file>